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54.12mm"/>
    </style:style>
    <style:style style:name="co2" style:family="table-column">
      <style:table-column-properties fo:break-before="auto" style:column-width="24.75mm"/>
    </style:style>
    <style:style style:name="co3" style:family="table-column">
      <style:table-column-properties fo:break-before="auto" style:column-width="40.75mm"/>
    </style:style>
    <style:style style:name="co4" style:family="table-column">
      <style:table-column-properties fo:break-before="auto" style:column-width="125.2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ta1" style:family="table" style:master-page-name="PageStyle_5f_Sidetone.csv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idetone.csv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2" table:visibility="collapse" table:default-cell-style-name="Default"/>
        <table:table-column table:style-name="co4" table:default-cell-style-name="Default"/>
        <table:table-column table:style-name="co2" table:visibility="collapse" table:number-columns-repeated="3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Component Count: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Ref</text:p>
          </table:table-cell>
          <table:table-cell table:style-name="ce5" office:value-type="string" calcext:value-type="string">
            <text:p>Qnty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Cmp name</text:p>
          </table:table-cell>
          <table:table-cell table:style-name="ce3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DNP</text:p>
          </table:table-cell>
          <table:table-cell table:number-columns-repeated="1016"/>
        </table:table-row>
        <table:table-row table:style-name="ro2">
          <table:table-cell table:style-name="ce3" office:value-type="string" calcext:value-type="string">
            <text:p>4-8ohm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Speaker</text:p>
          </table:table-cell>
          <table:table-cell table:style-name="ce3" office:value-type="string" calcext:value-type="string">
            <text:p>000_Other_Device:Hangszoro</text:p>
          </table:table-cell>
          <table:table-cell table:style-name="ce1" office:value-type="string" calcext:value-type="string">
            <text:p>Speake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1, C7, C9, C11, C14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100uF/16V</text:p>
          </table:table-cell>
          <table:table-cell table:style-name="ce3" office:value-type="string" calcext:value-type="string">
            <text:p>C_Polarized</text:p>
          </table:table-cell>
          <table:table-cell table:style-name="ce3" office:value-type="string" calcext:value-type="string">
            <text:p>000_Capacitor:CP_Radial_Elektrolit_D8.0mm_P4.0mm_H12</text:p>
          </table:table-cell>
          <table:table-cell table:style-name="ce1" office:value-type="string" calcext:value-type="string">
            <text:p>Polarized capaci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2, C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20nF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000_Capacitor:C_Radial_Ceramic_D4.5mm_P5.00mm</text:p>
          </table:table-cell>
          <table:table-cell table:style-name="ce1"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10 nF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000_Capacitor:C_Radial_Ceramic_D4.5mm_P5.00mm</text:p>
          </table:table-cell>
          <table:table-cell table:style-name="ce1"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5, C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10nF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000_Capacitor:C_Radial_Ceramic_D4.5mm_P5.00mm</text:p>
          </table:table-cell>
          <table:table-cell table:style-name="ce1"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8, C10, C1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100nF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000_Capacitor:C_Radial_Ceramic_D4.5mm_P5.00mm</text:p>
          </table:table-cell>
          <table:table-cell table:style-name="ce1"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C13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200nF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000_Capacitor:C_Radial_Ceramic_D4.5mm_P5.00mm</text:p>
          </table:table-cell>
          <table:table-cell table:style-name="ce1" office:value-type="string" calcext:value-type="string">
            <text:p>Unpolarized capaci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000_Diode:LED_D5.0mm_P5.0_Clear</text:p>
          </table:table-cell>
          <table:table-cell table:style-name="ce1" office:value-type="string" calcext:value-type="string">
            <text:p>Light emitting diod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ower (Green)</text:p>
          </table:table-cell>
          <table:table-cell table:style-name="ce3" office:value-type="string" calcext:value-type="string">
            <text:p>LED</text:p>
          </table:table-cell>
          <table:table-cell table:style-name="ce3" office:value-type="string" calcext:value-type="string">
            <text:p>000_Diode:LED_D5.0mm_P5.0_Clear</text:p>
          </table:table-cell>
          <table:table-cell table:style-name="ce1" office:value-type="string" calcext:value-type="string">
            <text:p>Light emitting diode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D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1N4001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50V 1A General Purpose Rectifier Diode, DO-41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Fuse</text:p>
          </table:table-cell>
          <table:table-cell table:style-name="ce3" office:value-type="string" calcext:value-type="string">
            <text:p>000_Other_Device:Fuseholder_22x10mm_Horizontal</text:p>
          </table:table-cell>
          <table:table-cell table:style-name="ce1" office:value-type="string" calcext:value-type="string">
            <text:p>Fuse</text:p>
          </table:table-cell>
          <table:table-cell table:number-columns-repeated="1018"/>
        </table:table-row>
        <table:table-row table:style-name="ro2" table:visibility="collapse">
          <table:table-cell table:style-name="ce3" office:value-type="string" calcext:value-type="string">
            <text:p>GND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GND</text:p>
          </table:table-cell>
          <table:table-cell table:style-name="ce3" office:value-type="string" calcext:value-type="string">
            <text:p>000_Other_Device:GND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Q1, Q2, Q3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3" office:value-type="string" calcext:value-type="string">
            <text:p>2N3904</text:p>
          </table:table-cell>
          <table:table-cell table:style-name="ce3" office:value-type="string" calcext:value-type="string">
            <text:p>000_Transistor:TO-92_Kis_Muanyag_Hazas_Transistor</text:p>
          </table:table-cell>
          <table:table-cell table:style-name="ce1" office:value-type="string" calcext:value-type="string">
            <text:p>0.2A Ic, 40V Vce, Small Signal NPN Transistor, TO-92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750" calcext:value-type="float">
            <text:p>750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2, R3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10 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4, R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220 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6, R9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7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47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8, R15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30" calcext:value-type="float">
            <text:p>330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10, R17, R18, R19, R20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11, R12, R13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22 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14, R1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33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21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float" office:value="10" calcext:value-type="float">
            <text:p>10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2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15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23, R2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1K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000_Resistor:R_Axial_L6.3mm_D2.5mm_P10.0mm_Horizontal</text:p>
          </table:table-cell>
          <table:table-cell table:style-name="ce1" office:value-type="string" calcext:value-type="string">
            <text:p>Resisto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RV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10K Audio</text:p>
          </table:table-cell>
          <table:table-cell table:style-name="ce3" office:value-type="string" calcext:value-type="string">
            <text:p>R_Potentiometer</text:p>
          </table:table-cell>
          <table:table-cell table:style-name="ce3" office:value-type="string" calcext:value-type="string">
            <text:p>000_Resistor:Potenciometer_4Pin_P7mm</text:p>
          </table:table-cell>
          <table:table-cell table:style-name="ce1" office:value-type="string" calcext:value-type="string">
            <text:p>Potentiometer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W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morse key</text:p>
          </table:table-cell>
          <table:table-cell table:style-name="ce3" office:value-type="string" calcext:value-type="string">
            <text:p>SW_DPST_x2</text:p>
          </table:table-cell>
          <table:table-cell table:style-name="ce3" office:value-type="string" calcext:value-type="string">
            <text:p>000_Other_Device:Morse_Key_Pad_Group_2Pin_P7mm</text:p>
          </table:table-cell>
          <table:table-cell table:style-name="ce1" office:value-type="string" calcext:value-type="string">
            <text:p>Single Pole Single Throw (SPST) switch, separate symbol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SW2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On/off</text:p>
          </table:table-cell>
          <table:table-cell table:style-name="ce3" office:value-type="string" calcext:value-type="string">
            <text:p>SW_DPST_x2</text:p>
          </table:table-cell>
          <table:table-cell table:style-name="ce3" office:value-type="string" calcext:value-type="string">
            <text:p>000_Other_Device:Kapcsolo_Pad_Group_2Pin_P7mm</text:p>
          </table:table-cell>
          <table:table-cell table:style-name="ce1" office:value-type="string" calcext:value-type="string">
            <text:p>Single Pole Single Throw (SPST) switch, separate symbol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4N35</text:p>
          </table:table-cell>
          <table:table-cell table:style-name="ce3" office:value-type="string" calcext:value-type="string">
            <text:p>000_IC:DIP-6_W7.62mm_LongPads</text:p>
          </table:table-cell>
          <table:table-cell table:style-name="ce1" office:value-type="string" calcext:value-type="string">
            <text:p>Optocoupler, Phototransistor Output, with Base Connection, Vce 70V, CTR 100%, Viso 5000V, DIP6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2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LM324</text:p>
          </table:table-cell>
          <table:table-cell table:style-name="ce3" office:value-type="string" calcext:value-type="string">
            <text:p>000_IC:DIP-14_LM324</text:p>
          </table:table-cell>
          <table:table-cell table:style-name="ce1" office:value-type="string" calcext:value-type="string">
            <text:p>Low-Power, Quad-Operational Amplifiers, DIP-14/SOIC-14/SSOP-14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U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 table:style-name="ce3" office:value-type="string" calcext:value-type="string">
            <text:p>LM386</text:p>
          </table:table-cell>
          <table:table-cell table:style-name="ce3" office:value-type="string" calcext:value-type="string">
            <text:p>000_IC:DIP-8_W7.62mm_Socket_LongPads</text:p>
          </table:table-cell>
          <table:table-cell table:style-name="ce1" office:value-type="string" calcext:value-type="string">
            <text:p>Low Voltage Audio Power Amplifier, DIP-8/SOIC-8/SSOP-8</text:p>
          </table:table-cell>
          <table:table-cell table:number-columns-repeated="1018"/>
        </table:table-row>
        <table:table-row table:style-name="ro2" table:visibility="collapse">
          <table:table-cell table:style-name="ce3" office:value-type="string" calcext:value-type="string">
            <text:p>Vcc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~</text:p>
          </table:table-cell>
          <table:table-cell table:style-name="ce3" office:value-type="string" calcext:value-type="string">
            <text:p>Vcc</text:p>
          </table:table-cell>
          <table:table-cell table:style-name="ce3" office:value-type="string" calcext:value-type="string">
            <text:p>000_Other_Device:+Vcc</text:p>
          </table:table-cell>
          <table:table-cell table:number-columns-repeated="1019"/>
        </table:table-row>
        <table:table-row table:style-name="ro3" table:number-rows-repeated="1048538">
          <table:table-cell table:number-columns-repeated="1024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9.05mm" fo:margin-bottom="19.05mm" fo:margin-left="17.78mm" fo:margin-right="17.78m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1">00/00/0000</text:date>, <text:time style:data-style-name="N2" text:time-value="17:29:02.2178138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idetone.csv" style:display-name="PageStyle_Sidetone.csv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  <dc:date>2024-03-01T17:37:42.107822496</dc:date>
    <meta:editing-duration>PT8M38S</meta:editing-duration>
    <meta:editing-cycles>3</meta:editing-cycles>
    <meta:document-statistic meta:table-count="1" meta:cell-count="200" meta:object-count="0"/>
  </office:meta>
</office:document-meta>
</file>